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T13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T2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weight="bold" style:font-weight-asian="bold"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weight="bold" style:font-weight-asian="bold"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weight="bold" style:font-weight-asian="bold" fo:font-size="14pt" style:font-size-asian="14pt" style:font-size-complex="14pt"/>
    </style:style>
    <style:style style:name="P38" style:parent-style-name="Normal" style:family="paragraph">
      <style:text-properties fo:font-weight="bold" style:font-weight-asian="bold"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 fo:background-color="#FFFF00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2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weight="bold" style:font-weight-asian="bold"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4pt" style:font-size-asian="14pt" style:font-size-complex="14pt"/>
    </style:style>
    <style:style style:name="P86" style:parent-style-name="Normal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weight="bold" style:font-weight-asian="bold"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T89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90" style:parent-style-name="Policepardéfaut" style:family="text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text-properties fo:font-weight="bold" style:font-weight-asian="bold" fo:font-size="14pt" style:font-size-asian="14pt" style:font-size-complex="14pt"/>
    </style:style>
    <style:style style:name="T93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T95" style:parent-style-name="Policepardéfaut" style:family="text">
      <style:text-properties fo:font-size="14pt" style:font-size-asian="14pt" style:font-size-complex="14pt"/>
    </style:style>
    <style:style style:name="T96" style:parent-style-name="Policepardéfaut" style:family="text">
      <style:text-properties fo:font-weight="bold" style:font-weight-asian="bold"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T98" style:parent-style-name="Policepardéfaut" style:family="text">
      <style:text-properties fo:font-weight="bold" style:font-weight-asian="bold" fo:font-size="14pt" style:font-size-asian="14pt" style:font-size-complex="14pt"/>
    </style:style>
    <style:style style:name="T99" style:parent-style-name="Policepardéfaut" style:family="text">
      <style:text-properties fo:font-size="14pt" style:font-size-asian="14pt" style:font-size-complex="14pt"/>
    </style:style>
    <style:style style:name="T10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weight="bold" style:font-weight-asian="bold"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weight="bold" style:font-weight-asian="bold"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weight="bold" style:font-weight-asian="bold" fo:font-size="14pt" style:font-size-asian="14pt" style:font-size-complex="14pt"/>
    </style:style>
    <style:style style:name="P114" style:parent-style-name="Normal" style:family="paragraph">
      <style:text-properties fo:font-weight="bold" style:font-weight-asian="bold"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P119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120" style:parent-style-name="Policepardéfaut" style:family="text">
      <style:text-properties fo:font-size="14pt" style:font-size-asian="14pt" style:font-size-complex="14pt" fo:background-color="#FFFF00"/>
    </style:style>
    <style:style style:name="P121" style:parent-style-name="Normal" style:family="paragraph">
      <style:text-properties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P123" style:parent-style-name="Normal" style:family="paragraph">
      <style:text-properties fo:font-size="14pt" style:font-size-asian="14pt" style:font-size-complex="14pt"/>
    </style:style>
    <style:style style:name="P124" style:parent-style-name="Normal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128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size="14pt" style:font-size-asian="14pt" style:font-size-complex="14pt"/>
    </style:style>
    <style:style style:name="P150" style:parent-style-name="Normal" style:family="paragraph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Normal" style:family="paragraph">
      <style:text-properties fo:color="#FF0000"/>
    </style:style>
    <style:style style:name="P154" style:parent-style-name="Normal" style:family="paragraph">
      <style:text-properties fo:color="#FF0000"/>
    </style:style>
    <style:style style:name="P155" style:parent-style-name="Normal" style:family="paragraph">
      <style:text-properties fo:color="#FF0000"/>
    </style:style>
  </office:automatic-styles>
  <office:body>
    <office:text text:use-soft-page-breaks="true">
      <text:p text:style-name="P1">Procédure</text:p>
      <text:p text:style-name="P2">1. Achat de produit : bon d’entrée et bon d’achat produit pour chaque localité</text:p>
      <text:p text:style-name="P3"><text:s text:c="2"/>-Plusieurs espèces: certains produits perdent de poids après traitement donc gérer les<text:s/>produits avec estimation de poids perdu après traitement</text:p>
      <text:p text:style-name="P4"><text:s text:c="2"/>Si on met 100kg produit brut après traitement il peut rester 85kg (15% par type de produit)</text:p>
      <text:p text:style-name="P5">Trouver un moyen de gérer les produits bruts et finis (après traitement)</text:p>
      <text:p text:style-name="P6">On ne gère que les produits finis donc si on a 85kg de dorade, on doit être en mesure de savoir le nombre de kg de produits bruts (100kg)</text:p>
      <text:p text:style-name="P7">Gérer le stock par usine (Dakar, Rufisque  et St Louis) et un stock global pour toutes ces usines.</text:p>
      <text:p text:style-name="P8">Il y a aussi un dépôt à yarakh qui n’effectue que des bons d’entrée et de sortie</text:p>
      <text:p text:style-name="P9">Différencier les bons d’achat payés et non payés</text:p>
      <text:p text:style-name="P10"/>
      <text:p text:style-name="P11">2. Bon de sortie pour entre usine</text:p>
      <text:p text:style-name="P12"><text:s text:c="3"/>Chaque usine doit avoir son propre bon de sortie.<text:s/></text:p>
      <text:p text:style-name="Normal"><text:span text:style-name="T13">NB</text:span><text:span text:style-name="T14"> : Une usine peut faire un bon de sortie pour une autre usine sans facturation</text:span></text:p>
      <text:p text:style-name="P15"/>
      <text:p text:style-name="P16">3. Colisage pour les containers : Bon de sortie</text:p>
      <text:p text:style-name="Normal"><text:span text:style-name="T17">NB : seul macfish dakar peut faire une facture, les autres ne font que coliser (entrées/sorties). C’est le colisage qui diminue le stock. Et ce colisage derminera la facture</text:span></text:p>
      <text:p text:style-name="P18">L’ensemble des produits sont déstockés et chargés en containers <text:s/></text:p>
      <text:p text:style-name="Normal"><text:span text:style-name="T19">Chaque produit peut provenir d’une usine à l’autre lors du<text:s/></text:span><text:span text:style-name="T20">Colisage</text:span></text:p>
      <text:p text:style-name="P21">Pour chaque produit choisi, mentionner sa provenance (Dakar, Rufisque, St Louis ou dépôt de Yarakh)</text:p>
      <text:p text:style-name="Normal"><text:span text:style-name="T22">4.</text:span><text:span text:style-name="T23"><text:s/></text:span><text:span text:style-name="T24">Facture :</text:span></text:p>
      <text:p text:style-name="P25">Elle est faite à partir du colisage</text:p>
      <text:p text:style-name="P26">Il y a 2<text:s/>types de vente : locale et extérieure</text:p>
      <text:p text:style-name="P27">Après chaque facturation, le stock local doit diminuer</text:p>
      <text:soft-page-break/>
      <text:p text:style-name="P28">5. Paiement</text:p>
      <text:p text:style-name="P29">2 <text:s/>types de paiement : espèce et chèque (mentionner le numéro chèque)</text:p>
      <text:p text:style-name="P30">Le paiement peut être en 1 ou plusieurs tranches (avance et reliquat)</text:p>
      <text:p text:style-name="P31"/>
      <text:p text:style-name="P32">6. états ou consultation</text:p>
      <text:p text:style-name="P33">Liste des clients (payés ou non ou avance)</text:p>
      <text:p text:style-name="P34">Liste des factures soldées ou non</text:p>
      <text:p text:style-name="P35">Stock pour chaque produit et pour tous les produits par usine et global</text:p>
      <text:p text:style-name="P36"/>
      <text:p text:style-name="P37">Gérer les traces des acteurs :<text:s/></text:p>
      <text:p text:style-name="P38">Profil :<text:s/></text:p>
      <text:p text:style-name="P39">Admin</text:p>
      <text:p text:style-name="P40">Comptable (stock et sortie)</text:p>
      <text:p text:style-name="P41">Magasinier :<text:s/>Stock (entrée)</text:p>
      <text:p text:style-name="P42"/>
      <text:p text:style-name="P43">Remarque : Samedi 17 octobre</text:p>
      <text:p text:style-name="Normal"><text:span text:style-name="T44">Créer les produits pour les toutes usines mais le stock doit etre pour chaque usine (créer une table stock et la lier avec produit et usine)</text:span></text:p>
      <text:p text:style-name="P45"/>
      <text:p text:style-name="P46">Ajouter état enregistré pour les autres utilisateurs</text:p>
      <text:p text:style-name="P47">Pour le bon de sortie (colisage),</text:p>
      <text:p text:style-name="P48">Numéro containers, numéro plomb, destinataire, nom client et destination (adresse client)</text:p>
      <text:p text:style-name="P49">Pour le paiement, afficher la liste des factures avec possibilité de cocher « payé ». Seul l’admin a la possibilité de le cocher</text:p>
      <text:p text:style-name="P50"/>
      <text:p text:style-name="P51"/>
      <text:p text:style-name="P52">Remarque : Jeudi<text:s/>26 Novembre</text:p>
      <text:p text:style-name="P53">Bon de sortie : c’est le destockage des autres usines vers l’usine dakar (stockage)</text:p>
      <text:soft-page-break/>
      <text:p text:style-name="P54">Enlever le client dans le bon de sortie</text:p>
      <text:p text:style-name="P55">Facture : elle va déstocker le stock de l’usine Dakar</text:p>
      <text:p text:style-name="P56"/>
      <text:p text:style-name="P57">Point avec Niang dimanche 06/12/2015<text:s/></text:p>
      <text:p text:style-name="P58">Dans démoulage, ajouter un<text:s/>tableau pour gérer la listes des cartons (nbre de carton et nbre de kg)</text:p>
      <text:p text:style-name="P59">[ ] Point dimanche 6 janv avec Niang</text:p>
      <text:p text:style-name="P60">[ ] Dans demoulage Ajouter 1 sous menu la liste des produits le nombre carton pour chaque produit</text:p>
      <text:p text:style-name="P61">[ ] Changer les libellés des stocks initiales et<text:s/>final</text:p>
      <text:p text:style-name="P62">[ ] Enlever nombre de kg/ carton dans démoulage</text:p>
      <text:p text:style-name="P63">[ ] Changer</text:p>
      <text:p text:style-name="P64">[ ] Griser le checkbox regler achat tant que ce n'est pas payé integralement</text:p>
      <text:p text:style-name="P65">[ ] Afficher avance et relicat dans info achat</text:p>
      <text:p text:style-name="P66">[ ] Imprimer 2 bons sur la même page et changer la couleur <text:s/>bleu de macfish production en vert</text:p>
      <text:p text:style-name="P67">[ ] Enlever le stock final dans désignation produit dans bon d'achat</text:p>
      <text:p text:style-name="P68">[ ] Enlever les familles produit</text:p>
      <text:p text:style-name="P69">[ ] Ajouter 2 raccourcis: "Nouveau produit" et "Nouveau Mareyeur" dans bon d'achat</text:p>
      <text:p text:style-name="P70">[ ] Ajouter 1 raccourci: "Nouveau Client"<text:s/>dans facture</text:p>
      <text:p text:style-name="P71">[ ] Gérer la facture en tenant compte du nombre de colis et du point</text:p>
      <text:p text:style-name="P72">[ ] Mettre nbre de colis (carton) et le poids net dans facture</text:p>
      <text:p text:style-name="P73">[ ] Format numero facture: laisser le champs numéro facture à NIANG mais faire un contrôle si ce qu'il a saisi<text:s/>est unique ou pas.</text:p>
      <text:p text:style-name="P74"/>
      <text:p text:style-name="P75"/>
      <text:p text:style-name="P76"/>
      <text:p text:style-name="P77">Procédure</text:p>
      <text:p text:style-name="P78">1. Achat de produit : bon d’entrée et bon d’achat produit pour chaque localité</text:p>
      <text:soft-page-break/>
      <text:p text:style-name="P79"><text:s text:c="2"/>-Plusieurs espèces: certains produits perdent de poids après traitement donc gérer les produits avec estimation de poids perdu après traitement</text:p>
      <text:p text:style-name="P80"><text:s text:c="2"/>Si on met 100kg produit brut après traitement il peut rester 85kg (15% par type de produit)</text:p>
      <text:p text:style-name="P81">Trouver un moyen de gérer les produits bruts et finis (après traitement)</text:p>
      <text:p text:style-name="P82">On ne gère que les produits finis donc si on a 85kg de dorade, on doit être en mesure de savoir le nombre de kg de produits bruts (100kg)</text:p>
      <text:p text:style-name="P83">Gérer le stock par usine (Dakar, Rufisque  et St Louis) et un stock global pour toutes ces usines.</text:p>
      <text:p text:style-name="P84">Il y a aussi un dépôt à yarakh qui n’effectue que des bons d’entrée et de sortie</text:p>
      <text:p text:style-name="P85">Différencier les bons d’achat payés et non payés</text:p>
      <text:p text:style-name="P86"/>
      <text:p text:style-name="P87">2. Bon de sortie pour entre usine</text:p>
      <text:p text:style-name="P88"><text:s text:c="3"/>Chaque usine doit avoir son propre bon de sortie.<text:s/></text:p>
      <text:p text:style-name="Normal"><text:span text:style-name="T89">NB</text:span><text:span text:style-name="T90"> : Une usine peut faire un bon de sortie pour une autre usine sans facturation</text:span></text:p>
      <text:p text:style-name="P91"/>
      <text:p text:style-name="P92">3. Colisage pour les containers : Bon de sortie</text:p>
      <text:p text:style-name="Normal"><text:span text:style-name="T93">NB : seul macfish dakar peut faire une facture, les autres ne font que coliser (entrées/sorties). C’est le colisage qui diminue le stock. Et ce colisage derminera la facture</text:span></text:p>
      <text:p text:style-name="P94">L’ensemble des produits sont déstockés et chargés en containers <text:s/></text:p>
      <text:p text:style-name="Normal"><text:span text:style-name="T95">Chaque produit peut provenir d’une usine à l’autre lors du<text:s/></text:span><text:span text:style-name="T96">Colisage</text:span></text:p>
      <text:p text:style-name="P97">Pour chaque produit choisi, mentionner sa provenance (Dakar, Rufisque, St Louis ou dépôt de Yarakh)</text:p>
      <text:p text:style-name="Normal"><text:span text:style-name="T98">4.</text:span><text:span text:style-name="T99"><text:s/></text:span><text:span text:style-name="T100">Facture :</text:span></text:p>
      <text:p text:style-name="P101">Elle est faite à partir du colisage</text:p>
      <text:p text:style-name="P102">Il y a 2 types de vente : locale et extérieure</text:p>
      <text:p text:style-name="P103">Après chaque facturation, le stock local doit diminuer</text:p>
      <text:p text:style-name="P104">5. Paiement</text:p>
      <text:p text:style-name="P105">2 <text:s/>types de paiement : espèce et chèque (mentionner le numéro chèque)</text:p>
      <text:soft-page-break/>
      <text:p text:style-name="P106">Le paiement peut être en 1 ou plusieurs tranches (avance et reliquat)</text:p>
      <text:p text:style-name="P107"/>
      <text:p text:style-name="P108">6. états ou consultation</text:p>
      <text:p text:style-name="P109">Liste des clients (payés ou non ou avance)</text:p>
      <text:p text:style-name="P110">Liste des factures soldées ou non</text:p>
      <text:p text:style-name="P111">Stock pour chaque produit et pour tous les produits par usine et global</text:p>
      <text:p text:style-name="P112"/>
      <text:p text:style-name="P113">Gérer les traces des acteurs :<text:s/></text:p>
      <text:p text:style-name="P114">Profil :<text:s/></text:p>
      <text:p text:style-name="P115">Admin</text:p>
      <text:p text:style-name="P116">Comptable (stock et sortie)</text:p>
      <text:p text:style-name="P117">Magasinier : Stock (entrée)</text:p>
      <text:p text:style-name="P118"/>
      <text:p text:style-name="P119">Remarque : Samedi 17 octobre</text:p>
      <text:p text:style-name="Normal"><text:span text:style-name="T120">Créer les produits pour les toutes usines mais le stock doit etre pour chaque usine (créer une table stock et la lier avec produit et usine)</text:span></text:p>
      <text:p text:style-name="P121"/>
      <text:p text:style-name="P122">Ajouter état enregistré pour les autres utilisateurs</text:p>
      <text:p text:style-name="P123">Pour le bon de sortie (colisage),</text:p>
      <text:p text:style-name="P124">Numéro containers, numéro plomb, destinataire, nom client et destination (adresse client)</text:p>
      <text:p text:style-name="P125">Pour le paiement, afficher la liste des factures avec possibilité de cocher « payé ». Seul l’admin a la possibilité de le cocher</text:p>
      <text:p text:style-name="P126"/>
      <text:p text:style-name="P127"/>
      <text:p text:style-name="P128">Remarque : Jeudi 26 Novembre</text:p>
      <text:p text:style-name="P129">Bon de sortie : c’est le destockage des autres usines vers l’usine dakar (stockage)</text:p>
      <text:p text:style-name="P130">Enlever le client dans le bon de sortie</text:p>
      <text:p text:style-name="P131">Facture : elle va déstocker le stock de l’usine Dakar</text:p>
      <text:p text:style-name="P132"/>
      <text:p text:style-name="P133">Point avec Niang dimanche 06/12/2015<text:s/></text:p>
      <text:p text:style-name="P134">Dans démoulage, ajouter un tableau pour gérer la listes des cartons (nbre de carton et nbre de kg)</text:p>
      <text:p text:style-name="P135">[ ] Point dimanche 6 janv avec Niang</text:p>
      <text:p text:style-name="P136">[ ] Dans demoulage Ajouter 1 sous menu la liste des produits le nombre carton pour chaque produit</text:p>
      <text:p text:style-name="P137">[ ] Changer les libellés des stocks initiales et final</text:p>
      <text:p text:style-name="P138">[ ] Enlever nombre de kg/ carton dans démoulage</text:p>
      <text:p text:style-name="P139">[ ] Changer</text:p>
      <text:p text:style-name="P140">[ ] Griser le checkbox regler achat tant que ce n'est pas payé integralement</text:p>
      <text:p text:style-name="P141">[ ] Afficher avance et relicat dans info achat</text:p>
      <text:p text:style-name="P142">[ ] Imprimer 2 bons sur la même page et changer la couleur <text:s/>bleu de macfish production en vert</text:p>
      <text:p text:style-name="P143">[ ] Enlever le stock final dans désignation produit dans bon d'achat</text:p>
      <text:p text:style-name="P144">[ ] Enlever les familles produit</text:p>
      <text:p text:style-name="P145">[ ] Ajouter 2 raccourcis: "Nouveau produit" et "Nouveau Mareyeur" dans bon d'achat</text:p>
      <text:p text:style-name="P146">[ ] Ajouter 1 raccourci: "Nouveau Client" dans facture</text:p>
      <text:p text:style-name="P147">[ ] Gérer la facture en tenant compte du nombre de colis et du point</text:p>
      <text:p text:style-name="P148">[ ] Mettre nbre de colis (carton) et le poids net dans facture</text:p>
      <text:p text:style-name="P149">[ ] Format numero facture: laisser le champs numéro facture à NIANG mais faire un contrôle si ce qu'il a saisi est unique ou pas.</text:p>
      <text:p text:style-name="P150"/>
      <text:p text:style-name="P151"/>
      <text:p text:style-name="P152">Point avec Niang : Vendredi 17 Dec</text:p>
      <text:p text:style-name="Normal">Ajouter un bouton imprimer dans stock</text:p>
      <text:p text:style-name="Normal">Dans facture, jouter un champ date de paiement quand on choisit virement</text:p>
      <text:p text:style-name="P153">Bugs :<text:s/></text:p>
      <text:p text:style-name="P154">Nbre de colis n'est pas géré par usine ;</text:p>
      <text:p text:style-name="P155"><text:s/>Quand on crée un mareyeur par le raccourci dans achat, la validation de l’achat renvoie une<text:s/>erreu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895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15-10-17T13:40:00Z</meta:creation-date>
    <dc:date>2015-12-19T15:25:00Z</dc:date>
    <meta:template xlink:href="Normal.dotm" xlink:type="simple"/>
    <meta:editing-cycles>20</meta:editing-cycles>
    <meta:editing-duration>PT130020S</meta:editing-duration>
    <meta:document-statistic meta:page-count="7" meta:paragraph-count="15" meta:word-count="1207" meta:character-count="7836" meta:row-count="55" meta:non-whitespace-character-count="6644"/>
  </office:meta>
</office:document-meta>
</file>